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aslonOpnface BT" svg:font-family="'CaslonOpnface BT'" style:font-adornments="Bold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 style:master-page-name="Front_20_break_20_page">
      <style:paragraph-properties style:page-number="auto" fo:break-before="page"/>
    </style:style>
    <style:style style:name="P2" style:family="paragraph" style:parent-style-name="Heading_20_1" style:master-page-name="Front_20_break_20_page">
      <style:paragraph-properties style:page-number="auto"/>
    </style:style>
    <style:style style:name="P3" style:family="paragraph" style:parent-style-name="Contents_20_Heading" style:master-page-name="Front_20_break_20_page">
      <style:paragraph-properties style:page-number="auto"/>
    </style:style>
    <style:style style:name="P4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7" style:family="paragraph" style:parent-style-name="Copyright" style:master-page-name="First_20_Page">
      <style:paragraph-properties fo:text-align="start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fo:font-variant="small-caps" fo:font-size="18pt" style:font-size-asian="20pt" style:font-size-complex="20pt"/>
    </style:style>
    <style:style style:name="T5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line-break/><text:author-name text:fixed="false">Caolán McNamara</text:author-name><text:line-break/><text:sender-street text:fixed="false"/><text:line-break/><text:sender-city text:fixed="false"/>, <text:sender-state-or-province text:fixed="false"/> <text:sender-postal-code text:fixed="false"/><text:line-break/><text:sender-phone-private text:fixed="false"/><text:line-break/><text:a xlink:type="simple" xlink:href="mailto:jwkenne@attglobal.net" text:style-name="Internet_20_link" text:visited-style-name="Visited_20_Internet_20_Link"><text:span text:style-name="T2"><text:sender-email text:fixed="false"/></text:span></text:a></text:p>
      <text:p text:style-name="Printing_20_bar">1 3 5 7 9 8 6 5 4 2</text:p>
      <text:table-of-content text:style-name="Sect1" text:name="Table of Contents1">
        <text:table-of-content-source text:outline-level="10" text:use-outline-level="false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 text:style-name="Set"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Introduction by the Editor<text:tab/>v</text:p>
          <text:p text:style-name="P4">Preface<text:tab/>vii</text:p>
          <text:p text:style-name="P4">Prologue<text:tab/>xi</text:p>
          <text:p text:style-name="P4">Characters<text:tab/>xii</text:p>
          <text:p text:style-name="P4">Act I. Scene 1. A Wood seen by star-light<text:tab/>13</text:p>
          <text:p text:style-name="P5">Scene 2. The Encampment, by star-light<text:tab/>18</text:p>
          <text:p text:style-name="P4">Act II. Scene 1. A Prison<text:tab/>23</text:p>
          <text:p text:style-name="P5">Scene 2. The General’s Quarters<text:tab/>28</text:p>
          <text:p text:style-name="P5">Scene 3. A Chamber<text:tab/>30</text:p>
          <text:p text:style-name="P4">Act III. Scene 1. The General’s Quarters<text:tab/>33</text:p>
          <text:p text:style-name="P5">Scene 2. A Village<text:tab/>36</text:p>
          <text:p text:style-name="P5">Scene 3. The General’s Quarters<text:tab/>38</text:p>
          <text:p text:style-name="P5">Scene 4. The Prison<text:tab/>41</text:p>
          <text:p text:style-name="P4">Act IV. Scene 1. The Encampment<text:tab/>45</text:p>
          <text:p text:style-name="P5">Scene 2. The Prison<text:tab/>49</text:p>
          <text:p text:style-name="P4">Act V. Scene 1. The Encampment<text:tab/>55</text:p>
          <text:p text:style-name="P5">Scene 2. The General’s Quarters<text:tab/>57</text:p>
          <text:p text:style-name="P5">Scene 3. The Prison<text:tab/>59</text:p>
          <text:p text:style-name="P5">Scene 4. The Encampment<text:tab/>62</text:p>
          <text:p text:style-name="P5">Scene 5. Distant view of the Encampment<text:tab/>62</text:p>
          <text:p text:style-name="P4">Authentic Documents relating to Major André<text:tab/>65</text:p>
          <text:p text:style-name="P5">Letters. Letter I<text:tab/>65</text:p>
          <text:p text:style-name="P6">Letter II<text:tab/>68</text:p>
          <text:p text:style-name="P6">Letter III<text:tab/>70</text:p>
          <text:p text:style-name="P5">The Cow-Chace. Canto I<text:tab/>73</text:p>
          <text:p text:style-name="P6">Canto II<text:tab/>76</text:p>
          <text:p text:style-name="P6">Canto III<text:tab/>80</text:p>
          <text:p text:style-name="P5">Trial of Major John André<text:tab/>85</text:p>
          <text:p text:style-name="P5">Appendix<text:tab/>95</text:p>
        </text:index-body>
      </text:table-of-content>
      <text:h text:style-name="P1" text:outline-level="1"><draw:frame draw:style-name="fr1" draw:name="Graphic5" text:anchor-type="paragraph" svg:y="0.515cm" svg:width="3.177cm" svg:height="0.84cm" draw:z-index="0"><draw:image xlink:href="../../../backup/horde/sxw/lozenge.wmf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aslonOpnface BT" svg:font-family="'CaslonOpnface BT'" style:font-adornments="Bold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00%">
        <style:tab-stops>
          <style:tab-stop style:position="16.51cm" style:type="right"/>
        </style:tab-stops>
      </style:paragraph-properties>
      <style:text-properties style:font-name="Times New Roman1" fo:font-family="'Times New Roman'" style:font-style-name="Regular" style:font-family-generic="roman" style:font-pitch="variable" style:letter-kerning="tru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justify" style:justify-single-word="false" fo:hyphenation-ladder-count="no-limit" fo:text-indent="0.635cm" style:auto-text-indent="false">
        <style:tab-stops/>
      </style:paragraph-properties>
      <style:text-properties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Text_20_body" style:next-style-name="Signature" style:class="text">
      <style:paragraph-properties fo:margin-left="5.08cm" fo:margin-right="0cm" fo:text-indent="0cm" style:auto-text-indent="false" text:number-lines="false" text:line-number="0"/>
    </style:style>
    <style:style style:name="Signature" style:family="paragraph" style:parent-style-name="Standard" style:next-style-name="Dateline" style:class="text">
      <style:paragraph-properties fo:margin-left="0cm" fo:margin-right="0.635cm" fo:margin-top="0cm" fo:margin-bottom="0.432cm" loext:contextual-spacing="false" fo:text-align="end" style:justify-single-word="false" fo:text-indent="0cm" style:auto-text-indent="false" text:number-lines="false" text:line-number="0"/>
      <style:text-properties fo:text-transform="uppercase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 fo:keep-with-next="always"/>
    </style:style>
    <style:style style:name="Heading_20_1" style:display-name="Heading 1" style:family="paragraph" style:parent-style-name="Heading" style:next-style-name="Heading_20_2" style:default-outline-level="1" style:class="text" style:master-page-name="Break_20_Page">
      <style:paragraph-properties fo:margin-top="0cm" fo:margin-bottom="0.432cm" loext:contextual-spacing="false" fo:keep-together="always" style:page-number="auto" fo:break-before="auto" fo:break-after="auto" text:number-lines="false" text:line-number="0">
        <style:tab-stops/>
      </style:paragraph-properties>
      <style:text-properties fo:text-transform="uppercase" fo:font-size="12pt" fo:font-weight="normal"/>
    </style:style>
    <style:style style:name="Heading_20_2" style:display-name="Heading 2" style:family="paragraph" style:parent-style-name="Heading" style:next-style-name="Set" style:class="text">
      <style:paragraph-properties fo:margin-top="0.432cm" fo:margin-bottom="0.432cm" loext:contextual-spacing="false" fo:keep-together="always"/>
      <style:text-properties fo:text-transform="uppercase" fo:font-size="12pt" fo:letter-spacing="0.212cm" fo:font-weight="normal"/>
    </style:style>
    <style:style style:name="Heading_20_3" style:display-name="Heading 3" style:family="paragraph" style:parent-style-name="Heading" style:next-style-name="Text_20_body" style:class="text">
      <style:paragraph-properties fo:margin-top="0.838cm" fo:margin-bottom="0.203cm" loext:contextual-spacing="false"/>
      <style:text-properties fo:text-transform="uppercas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7.14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center" style:justify-single-word="false" fo:padding="0.051cm" fo:border-left="none" fo:border-right="none" fo:border-top="none" fo:border-bottom="0.99pt solid #000000" style:shadow="none" text:number-lines="false" text:line-number="0">
        <style:tab-stops/>
      </style:paragraph-properties>
    </style:style>
    <style:style style:name="Header_20_right" style:display-name="Header right" style:family="paragraph" style:parent-style-name="Standard" style:class="extra">
      <style:paragraph-properties fo:text-align="center" style:justify-single-word="false" fo:padding="0.051cm" fo:border-left="none" fo:border-right="none" fo:border-top="none" fo:border-bottom="0.99pt solid #000000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hyphenation-ladder-count="no-limit" fo:text-indent="0.508cm" style:auto-text-indent="false" text:number-lines="false" text:line-number="0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>
        <style:tab-stops/>
      </style:paragraph-properties>
      <style:text-properties fo:font-size="12pt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1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Title" style:family="paragraph" style:parent-style-name="Heading" style:next-style-name="Title.By" style:class="chapter">
      <style:paragraph-properties fo:text-align="center" style:justify-single-word="false"/>
      <style:text-properties fo:font-size="96pt" fo:font-weight="bold"/>
    </style:style>
    <style:style style:name="Subtitle" style:family="paragraph" style:parent-style-name="Heading" style:next-style-name="Text_20_body" style:class="chapter">
      <style:paragraph-properties fo:margin-top="0.432cm" fo:margin-bottom="1.905cm" loext:contextual-spacing="false" fo:text-align="center" style:justify-single-word="false"/>
      <style:text-properties fo:text-transform="uppercase" fo:font-size="24pt" fo:font-style="normal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.By" style:family="paragraph" style:parent-style-name="Text_20_body" style:next-style-name="Title.Author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36pt" fo:font-weight="bold"/>
    </style:style>
    <style:style style:name="Title.Author" style:family="paragraph" style:parent-style-name="Title" style:next-style-name="Text_20_body">
      <style:paragraph-properties fo:margin-left="0cm" fo:margin-right="0cm" fo:margin-top="0.432cm" fo:margin-bottom="1.27cm" loext:contextual-spacing="false" fo:text-indent="0cm" style:auto-text-indent="false">
        <style:tab-stops/>
      </style:paragraph-properties>
      <style:text-properties fo:font-size="48pt"/>
    </style:style>
    <style:style style:name="Character_20_list" style:display-name="Character list" style:family="paragraph" style:parent-style-name="Text_20_body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801cm" style:leader-style="dotted" style:leader-text="."/>
          <style:tab-stop style:position="8.382cm" style:leader-style="dotted" style:leader-text="."/>
        </style:tab-stops>
      </style:paragraph-properties>
      <style:text-properties fo:font-size="80%"/>
    </style:style>
    <style:style style:name="Spoken" style:family="paragraph" style:parent-style-name="Text_20_body" style:next-style-name="Stanzas">
      <style:paragraph-properties fo:margin-left="0cm" fo:margin-right="0cm" fo:margin-top="0cm" fo:margin-bottom="0.432cm" loext:contextual-spacing="false" fo:text-align="center" style:justify-single-word="false" fo:text-indent="0cm" style:auto-text-indent="false"/>
      <style:text-properties fo:font-size="9pt"/>
    </style:style>
    <style:style style:name="Stanzas" style:family="paragraph" style:parent-style-name="Text_20_body">
      <style:paragraph-properties fo:margin-left="0cm" fo:margin-right="0cm" fo:margin-top="0cm" fo:margin-bottom="0.432cm" loext:contextual-spacing="false" fo:text-align="start" style:justify-single-word="false" fo:keep-together="always" fo:text-indent="0.635cm" style:auto-text-indent="false"/>
    </style:style>
    <style:style style:name="Set" style:family="paragraph" style:parent-style-name="Top_20_direction" style:next-style-name="Top_20_direction">
      <style:paragraph-properties fo:margin-top="0cm" fo:margin-bottom="0.432cm" loext:contextual-spacing="false"/>
      <style:text-properties fo:font-style="italic"/>
    </style:style>
    <style:style style:name="Direction" style:family="paragraph" style:parent-style-name="Text_20_body" style:next-style-name="Verse">
      <style:paragraph-properties fo:margin-left="0cm" fo:margin-right="0cm" fo:margin-top="0.432cm" fo:margin-bottom="0cm" loext:contextual-spacing="false" fo:line-height="100%" fo:text-align="center" style:justify-single-word="false" fo:text-indent="0cm" style:auto-text-indent="false"/>
      <style:text-properties fo:font-style="italic"/>
    </style:style>
    <style:style style:name="Verse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Act_20_foot" style:display-name="Act foot" style:family="paragraph" style:parent-style-name="Direction" style:next-style-name="Heading_20_1">
      <style:text-properties fo:text-transform="uppercase" fo:font-style="normal"/>
    </style:style>
    <style:style style:name="Top_20_direction" style:display-name="Top direction" style:family="paragraph" style:parent-style-name="Direction" style:next-style-name="Verse">
      <style:paragraph-properties fo:keep-together="always" fo:keep-with-next="always"/>
    </style:style>
    <style:style style:name="Right_20_direction" style:display-name="Right direction" style:family="paragraph" style:parent-style-name="Direction" style:next-style-name="Verse">
      <style:paragraph-properties fo:margin-top="0cm" fo:margin-bottom="0cm" loext:contextual-spacing="false" fo:text-align="end" style:justify-single-word="false"/>
    </style:style>
    <style:style style:name="Dateline" style:family="paragraph" style:parent-style-name="Text_20_body">
      <style:paragraph-properties fo:margin-left="0.635cm" fo:margin-right="0cm" fo:text-indent="0cm" style:auto-text-indent="false"/>
      <style:text-properties fo:font-style="italic"/>
    </style:style>
    <style:style style:name="Copyright" style:family="paragraph" style:parent-style-name="Text_20_body">
      <style:paragraph-properties fo:margin-left="0.635cm" fo:margin-right="0cm" fo:text-indent="-0.635cm" style:auto-text-indent="false">
        <style:tab-stops>
          <style:tab-stop style:position="15.24cm" style:type="right"/>
          <style:tab-stop style:position="17.78cm" style:type="right"/>
        </style:tab-stops>
      </style:paragraph-properties>
      <style:text-properties fo:font-size="10pt"/>
    </style:style>
    <style:style style:name="Printing_20_bar" style:display-name="Printing bar" style:family="paragraph" style:parent-style-name="Copyright">
      <style:paragraph-properties fo:margin-left="0cm" fo:margin-right="0cm" fo:text-align="center" style:justify-single-word="false" fo:text-indent="0cm" style:auto-text-indent="false"/>
    </style:style>
    <style:style style:name="Prefix" style:family="paragraph" style:parent-style-name="Text_20_body" style:next-style-name="Verse">
      <style:paragraph-properties fo:margin-left="0cm" fo:margin-right="0cm" fo:margin-top="0.432cm" fo:margin-bottom="0cm" loext:contextual-spacing="false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font-variant="small-caps" fo:hyphenate="false" fo:hyphenation-remain-char-count="2" fo:hyphenation-push-char-count="2"/>
    </style:style>
    <style:style style:name="Stanza.first" style:family="paragraph" style:parent-style-name="Stanzas" style:next-style-name="Stanzas">
      <style:paragraph-properties fo:margin-left="0cm" fo:margin-right="0cm" fo:text-indent="0cm" style:auto-text-indent="false"/>
    </style:style>
    <style:style style:name="Actor" style:family="paragraph" style:parent-style-name="Standard">
      <style:text-properties fo:font-size="80%"/>
    </style:style>
    <style:style style:name="Act_20_I_20_title" style:display-name="Act I title" style:family="paragraph" style:parent-style-name="Heading_20_1" style:default-outline-level="" style:list-style-name="">
      <style:text-properties style:font-name="CaslonOpnface BT" fo:font-family="'CaslonOpnface BT'" style:font-style-name="Bold" style:font-family-generic="decorative" style:font-pitch="variable"/>
    </style:style>
    <style:style style:name="First_20_Heading_20_1" style:display-name="First Heading 1" style:family="paragraph" style:parent-style-name="Heading_20_1" style:default-outline-level="" style:list-style-name="" style:master-page-name="">
      <style:paragraph-properties style:page-number="auto" fo:break-before="auto" fo:break-after="auto">
        <style:tab-stops/>
      </style:paragraph-properties>
      <style:text-properties fo:font-weight="normal"/>
    </style:style>
    <style:style style:name="Prefix_20_Heading_20_1" style:display-name="Prefix Heading 1" style:family="paragraph" style:parent-style-name="Act_20_I_20_title">
      <style:paragraph-properties fo:margin-left="0cm" fo:margin-right="0cm" fo:text-indent="0cm" style:auto-text-indent="false" fo:break-before="auto" fo:break-after="auto" style:border-line-width-top="0.035cm 0.035cm 0.035cm" style:border-line-width-bottom="0.035cm 0.035cm 0.035cm" fo:padding="0.152cm" fo:border-left="none" fo:border-right="none" fo:border-top="3pt double #000000" fo:border-bottom="3pt double #000000" style:shadow="none">
        <style:tab-stops/>
      </style:paragraph-properties>
      <style:text-properties fo:font-size="300%" fo:font-weight="normal"/>
    </style:style>
    <style:style style:name="Scene" style:family="paragraph" style:parent-style-name="Set">
      <style:paragraph-properties fo:margin-top="0.838cm" fo:margin-bottom="0.432cm" loext:contextual-spacing="false"/>
    </style:style>
    <style:style style:name="Direction.Continued" style:family="paragraph" style:parent-style-name="Direction">
      <style:paragraph-properties fo:margin-top="0cm" fo:margin-bottom="0cm" loext:contextual-spacing="false"/>
    </style:style>
    <style:style style:name="Right_20_direction.Continued" style:display-name="Right direction.Continued" style:family="paragraph" style:parent-style-name="Right_20_direction">
      <style:paragraph-properties fo:margin-top="0cm" fo:margin-bottom="0cm" loext:contextual-spacing="false"/>
    </style:style>
    <style:style style:name="Subheading_20_1" style:display-name="Subheading 1" style:family="paragraph" style:parent-style-name="Heading_20_1" style:default-outline-level="" style:list-style-name="">
      <style:paragraph-properties fo:padding="0cm" fo:border="none" style:shadow="none"/>
      <style:text-properties fo:font-size="12pt" style:font-size-asian="8pt" style:font-size-complex="8pt"/>
    </style:style>
    <style:style style:name="Subheading_20_1.Relation" style:display-name="Subheading 1.Relation" style:family="paragraph" style:parent-style-name="Subheading_20_1" style:master-page-name="">
      <style:paragraph-properties style:page-number="auto" fo:break-before="auto" fo:break-after="auto" fo:padding="0cm" fo:border="none" style:shadow="none"/>
      <style:text-properties fo:font-size="8pt" style:font-size-asian="8pt" style:font-size-complex="8pt"/>
    </style:style>
    <style:style style:name="Heading_20_1.Broken" style:display-name="Heading 1.Broken" style:family="paragraph" style:parent-style-name="Heading_20_1" style:default-outline-level="" style:list-style-name="">
      <style:paragraph-properties fo:break-before="auto" fo:break-after="auto" style:border-line-width-top="0.035cm 0.035cm 0.035cm" fo:padding="0.051cm" fo:border-left="none" fo:border-right="none" fo:border-top="3pt double #000000" fo:border-bottom="none"/>
    </style:style>
    <style:style style:name="Introduction" style:family="paragraph" style:parent-style-name="Text_20_body">
      <style:paragraph-properties fo:margin-left="0.33cm" fo:margin-right="0cm" fo:margin-top="0cm" fo:margin-bottom="0.838cm" loext:contextual-spacing="false" fo:text-indent="-0.33cm" style:auto-text-indent="false">
        <style:tab-stops/>
      </style:paragraph-properties>
      <style:text-properties fo:font-size="9pt" fo:font-style="normal"/>
    </style:style>
    <style:style style:name="Dateline.Letter" style:family="paragraph" style:parent-style-name="Dateline" style:next-style-name="Sir">
      <style:paragraph-properties fo:margin-left="0cm" fo:margin-right="0.635cm" fo:text-align="end" style:justify-single-word="false" fo:text-indent="0cm" style:auto-text-indent="false">
        <style:tab-stops/>
      </style:paragraph-properties>
    </style:style>
    <style:style style:name="Verse_20_quote" style:display-name="Verse quote" style:family="paragraph" style:parent-style-name="Footnote">
      <style:paragraph-properties fo:margin-left="1.27cm" fo:margin-right="0cm" fo:text-align="start" style:justify-single-word="false" fo:text-indent="0cm" style:auto-text-indent="false"/>
      <style:text-properties fo:font-size="9pt" fo:font-style="italic"/>
    </style:style>
    <style:style style:name="Verse.Inset" style:family="paragraph" style:parent-style-name="Verse">
      <style:paragraph-properties fo:margin-left="0.838cm" fo:margin-right="0cm" fo:text-indent="0cm" style:auto-text-indent="false"/>
    </style:style>
    <style:style style:name="Section_20_intro" style:display-name="Section intro" style:family="paragraph" style:parent-style-name="Text_20_body" style:next-style-name="Subtitle.Minor" style:master-page-name="Break_20_Page">
      <style:paragraph-properties fo:margin-left="0.33cm" fo:margin-right="0cm" fo:text-indent="-0.33cm" style:auto-text-indent="false" style:page-number="auto" fo:break-before="auto" fo:break-after="auto" fo:padding="0.635cm" fo:border="none">
        <style:tab-stops/>
      </style:paragraph-properties>
      <style:text-properties fo:font-size="10pt"/>
    </style:style>
    <style:style style:name="Subtitle.Minor" style:family="paragraph" style:parent-style-name="Subtitle" style:next-style-name="Subtitle">
      <style:paragraph-properties fo:margin-top="1.27cm" fo:margin-bottom="0.203cm" loext:contextual-spacing="false"/>
      <style:text-properties fo:font-size="10pt"/>
    </style:style>
    <style:style style:name="Ballad" style:family="paragraph" style:parent-style-name="Stanzas">
      <style:paragraph-properties fo:margin-left="0.33cm" fo:margin-right="0cm" fo:text-indent="0cm" style:auto-text-indent="false"/>
    </style:style>
    <style:style style:name="WW-Default" style:family="paragraph" style:parent-style-name="Standard">
      <style:text-properties style:font-name="Times New Roman1" fo:font-family="'Times New Roman'" style:font-style-name="Regular" style:font-family-generic="roman" style:font-pitch="variable" fo:font-size="12pt" style:font-size-asian="12pt"/>
    </style:style>
    <style:style style:name="WW-Footnote" style:family="paragraph" style:parent-style-name="WW-Default">
      <style:paragraph-properties fo:margin-left="0cm" fo:margin-right="0cm" fo:text-align="justify" style:justify-single-word="false" fo:text-indent="0.318cm" style:auto-text-indent="false"/>
      <style:text-properties fo:font-size="10pt" style:font-size-asian="10pt"/>
    </style:style>
    <style:style style:name="Subheading_20_2" style:display-name="Subheading 2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Sir" style:family="paragraph" style:parent-style-name="Text_20_body" style:next-style-name="Text_20_body">
      <style:paragraph-properties fo:margin-left="0.965cm" fo:margin-right="0cm" fo:text-indent="0cm" style:auto-text-indent="false"/>
      <style:text-properties fo:text-transform="uppercase"/>
    </style:style>
    <style:style style:name="Text_20_body.unindented" style:display-name="Text body.unindented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Dateline.Letters.First" style:family="paragraph" style:parent-style-name="Dateline.Letter">
      <style:paragraph-properties fo:margin-left="0cm" fo:margin-right="0cm" fo:text-indent="0cm" style:auto-text-indent="false"/>
    </style:style>
    <style:style style:name="Subheading_20_3" style:display-name="Subheading 3" style:family="paragraph" style:parent-style-name="Subheading_20_2">
      <style:paragraph-properties fo:margin-left="0.635cm" fo:margin-right="0cm" fo:text-align="start" style:justify-single-word="false" fo:text-indent="-0.635cm" style:auto-text-indent="false">
        <style:tab-stops/>
      </style:paragraph-properties>
      <style:text-properties fo:font-style="italic"/>
    </style:style>
    <style:style style:name="Subheading_20_4" style:display-name="Subheading 4" style:family="paragraph" style:parent-style-name="Subheading_20_3">
      <style:paragraph-properties fo:margin-top="0cm" fo:margin-bottom="0cm" loext:contextual-spacing="false" fo:text-align="center" style:justify-single-word="false" fo:break-before="auto" fo:break-after="auto"/>
      <style:text-properties fo:text-transform="uppercase" fo:font-size="120%" fo:font-style="normal"/>
    </style:style>
    <style:style style:name="Officer_20_list" style:display-name="Officer list" style:family="paragraph" style:parent-style-name="Text_20_body">
      <style:paragraph-properties fo:margin-left="2.54cm" fo:margin-right="0.432cm" fo:text-align="start" style:justify-single-word="false" fo:text-indent="0cm" style:auto-text-indent="false"/>
    </style:style>
    <style:style style:name="Gentlemen" style:family="paragraph" style:parent-style-name="Sir" style:next-style-name="Text_20_body">
      <style:text-properties fo:font-variant="small-caps"/>
    </style:style>
    <style:style style:name="Formal_20_close" style:display-name="Formal close" style:family="paragraph" style:parent-style-name="Salutation" style:next-style-name="Signature">
      <style:paragraph-properties fo:margin-left="1.905cm" fo:margin-right="0cm" fo:text-align="end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Inner_20_address" style:display-name="Inner address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Signature_20_with_20_address" style:display-name="Signature with address" style:family="paragraph" style:parent-style-name="Signature" style:next-style-name="Inner_20_address">
      <style:paragraph-properties fo:margin-top="0cm" fo:margin-bottom="0cm" loext:contextual-spacing="false" fo:keep-together="always" fo:keep-with-next="always"/>
    </style:style>
    <style:style style:name="Document_20_list" style:display-name="Document list" style:family="paragraph" style:parent-style-name="Text_20_body">
      <style:paragraph-properties fo:margin-top="0cm" fo:margin-bottom="0cm" loext:contextual-spacing="false" fo:keep-together="always" fo:keep-with-next="always"/>
    </style:style>
    <style:style style:name="Document_20_list.Last" style:display-name="Document list.Last" style:family="paragraph" style:parent-style-name="Document_20_list">
      <style:paragraph-properties fo:margin-left="0cm" fo:margin-right="0cm" fo:margin-top="0cm" fo:margin-bottom="0.432cm" loext:contextual-spacing="false" fo:text-indent="0.635cm" style:auto-text-indent="false" fo:keep-with-next="auto"/>
    </style:style>
    <style:style style:name="Subheading_20_3.breaking" style:display-name="Subheading 3.breaking" style:family="paragraph" style:parent-style-name="Subheading_20_3" style:master-page-name="Break_20_Page">
      <style:paragraph-properties style:page-number="auto"/>
    </style:style>
    <style:style style:name="Subheading_20_1.Continuation" style:display-name="Subheading 1.Continuation" style:family="paragraph" style:parent-style-name="Subheading_20_1" style:master-page-name="">
      <style:paragraph-properties style:page-number="auto" fo:break-before="auto" fo:break-after="auto" fo:padding="0cm" fo:border="none" style:shadow="none"/>
    </style:style>
    <style:style style:name="Gross_20_close" style:display-name="Gross close" style:family="paragraph" style:parent-style-name="Formal_20_close">
      <style:text-properties fo:font-style="italic"/>
    </style:style>
    <style:style style:name="The_20_End" style:display-name="The End" style:family="paragraph" style:parent-style-name="Subheading_20_2">
      <style:paragraph-properties fo:margin-top="3.81cm" fo:margin-bottom="0.203cm" loext:contextual-spacing="false"/>
      <style:text-properties fo:text-transform="uppercase"/>
    </style:style>
    <style:style style:name="Prose_20_body" style:display-name="Prose body" style:family="paragraph" style:parent-style-name="Text_20_body" style:class="text">
      <style:paragraph-properties fo:margin-top="0cm" fo:margin-bottom="0cm" loext:contextual-spacing="false"/>
    </style:style>
    <style:style style:name="Verse.preface" style:family="paragraph" style:parent-style-name="Verse">
      <style:paragraph-properties fo:margin-left="0.635cm" fo:margin-right="0cm" fo:margin-top="0cm" fo:margin-bottom="0.432cm" loext:contextual-spacing="false" fo:text-indent="0cm" style:auto-text-indent="false"/>
    </style:style>
    <style:style style:name="Subintroduction" style:family="paragraph" style:parent-style-name="Introduction">
      <style:paragraph-properties fo:text-align="center" style:justify-single-word="false"/>
    </style:style>
    <style:style style:name="Footnote_20_Symbol" style:display-name="Footnote Symbol" style:family="text">
      <style:text-properties style:text-position="super 64%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variant="small-caps" fo:font-weight="normal" style:font-weight-asian="bold" style:font-weight-complex="bold"/>
    </style:style>
    <style:style style:name="Definition" style:family="text">
      <style:text-properties fo:font-style="italic"/>
    </style:style>
    <style:style style:name="Latin" style:family="text">
      <style:text-properties fo:language="none" fo:country="none" fo:font-style="italic"/>
    </style:style>
    <style:style style:name="Character" style:family="text">
      <style:text-properties fo:font-variant="small-caps" style:font-name="Times New Roman1" fo:font-family="'Times New Roman'" style:font-style-name="Regular" style:font-family-generic="roman" style:font-pitch="variable" fo:font-style="normal" style:letter-kerning="true" style:font-style-asian="normal" style:font-style-complex="normal"/>
    </style:style>
    <style:style style:name="Direction" style:family="text">
      <style:text-properties fo:font-variant="normal" fo:text-transform="none" fo:font-style="italic"/>
    </style:style>
    <style:style style:name="LargeCaps" style:family="text">
      <style:text-properties fo:font-variant="small-caps" style:font-name="Times New Roman1" fo:font-family="'Times New Roman'" style:font-style-name="Regular" style:font-family-generic="roman" style:font-pitch="variable" fo:font-size="140%" style:letter-kerning="true" style:font-size-asian="20pt" style:font-size-complex="20pt"/>
    </style:style>
    <style:style style:name="Scene" style:family="text">
      <style:text-properties fo:text-transform="uppercase" style:font-name="Times New Roman1" fo:font-family="'Times New Roman'" style:font-style-name="Regular" style:font-family-generic="roman" style:font-pitch="variable" fo:font-style="normal" fo:font-weight="normal" style:letter-kerning="true"/>
    </style:style>
    <style:style style:name="Set" style:family="text">
      <style:text-properties fo:font-variant="normal" fo:text-transform="none" style:font-name="Times New Roman1" fo:font-family="'Times New Roman'" style:font-style-name="Regular" style:font-family-generic="roman" style:font-pitch="variable" fo:font-size="12pt" fo:font-style="italic" fo:font-weight="normal" style:letter-kerning="true"/>
    </style:style>
    <style:style style:name="Caps" style:family="text">
      <style:text-properties fo:text-transform="uppercase" style:font-name="Times New Roman1" fo:font-family="'Times New Roman'" style:font-style-name="Regular" style:font-family-generic="roman" style:font-pitch="variable" fo:font-style="normal" style:letter-kerning="true"/>
    </style:style>
    <style:style style:name="Character_20_title" style:display-name="Character title" style:family="text">
      <style:text-properties fo:font-variant="normal" fo:text-transform="none" style:font-name="Times New Roman1" fo:font-family="'Times New Roman'" style:font-style-name="Regular" style:font-family-generic="roman" style:font-pitch="variable" fo:font-style="normal" style:letter-kerning="true"/>
    </style:style>
    <style:style style:name="Contents_20_set" style:display-name="Contents set" style:family="text" style:parent-style-name="Set">
      <style:text-properties fo:font-variant="normal" fo:text-transform="none" style:font-name="Times New Roman1" fo:font-family="'Times New Roman'" style:font-style-name="Regular" style:font-family-generic="roman" style:font-pitch="variable" fo:font-size="11pt" fo:font-style="italic" fo:font-weight="normal" style:letter-kerning="true" style:font-name-complex="Tahoma1" style:font-family-complex="Tahoma"/>
    </style:style>
    <style:style style:name="Latin.Unmarked" style:family="text" style:parent-style-name="Latin">
      <style:text-properties style:font-name="Times New Roman1" fo:font-family="'Times New Roman'" style:font-style-name="Regular" style:font-family-generic="roman" style:font-pitch="variable" fo:language="none" fo:country="none" fo:font-style="normal" style:letter-kerning="true"/>
    </style:style>
    <style:style style:name="Odd_20_names" style:display-name="Odd names" style:family="text">
      <style:text-properties style:font-name="Times New Roman1" fo:font-family="'Times New Roman'" style:font-style-name="Regular" style:font-family-generic="roman" style:font-pitch="variable" fo:font-style="italic" style:letter-kerning="true"/>
    </style:style>
    <style:style style:name="Signature_20_tag" style:display-name="Signature tag" style:family="text">
      <style:text-properties fo:font-variant="normal" fo:text-transform="none" style:font-name="Times New Roman1" fo:font-family="'Times New Roman'" style:font-style-name="Regular" style:font-family-generic="roman" style:font-pitch="variable" style:letter-kerning="true"/>
    </style:style>
    <style:style style:name="Emphasis-smallcaps" style:family="text" style:parent-style-name="Character">
      <style:text-properties fo:font-variant="small-caps" style:font-name="Times New Roman1" fo:font-family="'Times New Roman'" style:font-style-name="Regular" style:font-family-generic="roman" style:font-pitch="variable" fo:font-style="normal" style:letter-kerning="true" style:font-style-asian="normal" style:font-style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prefix="Act " style:num-suffix="." style:num-format="I">
        <style:list-level-properties text:space-before="0.002cm" text:min-label-width="0.497cm"/>
      </text:list-level-style-number>
      <text:list-level-style-number text:level="2" text:style-name="Numbering_20_Symbols" style:num-prefix="Scene " style:num-suffix="." style:num-format="1">
        <style:list-level-properties text:space-before="0.503cm" text:min-label-width="0.497cm"/>
      </text:list-level-style-number>
      <text:list-level-style-number text:level="3" text:style-name="Numbering_20_Symbols" style:num-suffix="." style:num-format="1">
        <style:list-level-properties text:space-before="1.002cm" text:min-label-width="0.497cm"/>
      </text:list-level-style-number>
      <text:list-level-style-number text:level="4" text:style-name="Numbering_20_Symbols" style:num-suffix="." style:num-format="1">
        <style:list-level-properties text:space-before="1.503cm" text:min-label-width="0.497cm"/>
      </text:list-level-style-number>
      <text:list-level-style-number text:level="5" text:style-name="Numbering_20_Symbols" style:num-suffix="." style:num-format="1">
        <style:list-level-properties text:space-before="2.002cm" text:min-label-width="0.497cm"/>
      </text:list-level-style-number>
      <text:list-level-style-number text:level="6" text:style-name="Numbering_20_Symbols" style:num-suffix="." style:num-format="1">
        <style:list-level-properties text:space-before="2.503cm" text:min-label-width="0.497cm"/>
      </text:list-level-style-number>
      <text:list-level-style-number text:level="7" text:style-name="Numbering_20_Symbols" style:num-suffix="." style:num-format="1">
        <style:list-level-properties text:space-before="3.003cm" text:min-label-width="0.497cm"/>
      </text:list-level-style-number>
      <text:list-level-style-number text:level="8" text:style-name="Numbering_20_Symbols" style:num-suffix="." style:num-format="1">
        <style:list-level-properties text:space-before="3.504cm" text:min-label-width="0.497cm"/>
      </text:list-level-style-number>
      <text:list-level-style-number text:level="9" text:style-name="Numbering_20_Symbols" style:num-suffix="." style:num-format="1">
        <style:list-level-properties text:space-before="4.003cm" text:min-label-width="0.497cm"/>
      </text:list-level-style-number>
      <text:list-level-style-number text:level="10" text:style-name="Numbering_20_Symbols" style:num-suffix="." style:num-format="1">
        <style:list-level-properties text:space-before="4.504cm" text:min-label-width="0.497cm"/>
      </text:list-level-style-number>
    </text:list-style>
    <text:list-style style:name="List_20_1" style:display-name="List 1">
      <text:list-level-style-number text:level="1" text:style-name="Numbering_20_Symbols" style:num-prefix="Act " style:num-suffix="." style:num-format="I">
        <style:list-level-properties text:min-label-width="0.4cm"/>
      </text:list-level-style-number>
      <text:list-level-style-number text:level="2" text:style-name="Numbering_20_Symbols" style:num-prefix="Scene " style:num-suffix="." style:num-format="1">
        <style:list-level-properties text:space-before="0.401cm" text:min-label-width="0.4cm"/>
      </text:list-level-style-number>
      <text:list-level-style-number text:level="3" text:style-name="Numbering_20_Symbols" style:num-prefix="Act " style:num-suffix="." style:num-format="I">
        <style:list-level-properties text:space-before="0.799cm" text:min-label-width="0.4cm"/>
      </text:list-level-style-number>
      <text:list-level-style-number text:level="4" text:style-name="Numbering_20_Symbols" style:num-prefix="Act " style:num-suffix="." style:num-format="I">
        <style:list-level-properties text:space-before="1.2cm" text:min-label-width="0.4cm"/>
      </text:list-level-style-number>
      <text:list-level-style-number text:level="5" text:style-name="Numbering_20_Symbols" style:num-prefix="Act " style:num-suffix="." style:num-format="I">
        <style:list-level-properties text:space-before="1.6cm" text:min-label-width="0.4cm"/>
      </text:list-level-style-number>
      <text:list-level-style-number text:level="6" text:style-name="Numbering_20_Symbols" style:num-prefix="Act " style:num-suffix="." style:num-format="I">
        <style:list-level-properties text:space-before="2.001cm" text:min-label-width="0.4cm"/>
      </text:list-level-style-number>
      <text:list-level-style-number text:level="7" text:style-name="Numbering_20_Symbols" style:num-prefix="Act " style:num-suffix="." style:num-format="I">
        <style:list-level-properties text:space-before="2.399cm" text:min-label-width="0.4cm"/>
      </text:list-level-style-number>
      <text:list-level-style-number text:level="8" text:style-name="Numbering_20_Symbols" style:num-prefix="Act " style:num-suffix="." style:num-format="I">
        <style:list-level-properties text:space-before="2.8cm" text:min-label-width="0.4cm"/>
      </text:list-level-style-number>
      <text:list-level-style-number text:level="9" text:style-name="Numbering_20_Symbols" style:num-prefix="Act " style:num-suffix="." style:num-format="I">
        <style:list-level-properties text:space-before="3.2cm" text:min-label-width="0.4cm"/>
      </text:list-level-style-number>
      <text:list-level-style-number text:level="10" text:style-name="Numbering_20_Symbols" style:num-prefix="Act " style:num-suffix="." style:num-format="I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mirrored">
      <style:page-layout-properties fo:page-width="21.59cm" fo:page-height="27.94cm" style:num-format="1" style:print-orientation="portrait" fo:margin-top="1.27cm" fo:margin-bottom="1.27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0.762cm" style:dynamic-spacing="false"/>
      </style:header-style>
      <style:footer-style>
        <style:header-footer-properties fo:min-height="0.711cm" fo:margin-left="0cm" fo:margin-right="0cm" fo:margin-top="0.203cm" style:dynamic-spacing="false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1.27cm" fo:margin-bottom="1.27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.54cm" fo:margin-bottom="2.54cm" fo:margin-left="2.54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.54cm" fo:margin-bottom="2.54cm" fo:margin-left="3.175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7.62cm" fo:margin-bottom="1.27cm" fo:margin-left="3.81cm" fo:margin-right="2.54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711cm" fo:margin-left="0cm" fo:margin-right="0cm" fo:margin-top="0.203cm" style:dynamic-spacing="false"/>
      </style:footer-style>
    </style:page-layout>
    <style:page-layout style:name="Mpm8" style:page-usage="right">
      <style:page-layout-properties fo:page-width="21.59cm" fo:page-height="27.94cm" style:num-format="i" style:print-orientation="portrait" fo:margin-top="7.62cm" fo:margin-bottom="1.27cm" fo:margin-left="3.81cm" fo:margin-right="2.54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711cm" fo:margin-left="0cm" fo:margin-right="0cm" fo:margin-top="0.203cm" style:dynamic-spacing="false"/>
      </style:footer-style>
    </style:page-layout>
    <style:page-layout style:name="Mpm9" style:page-usage="mirrored">
      <style:page-layout-properties fo:page-width="21.59cm" fo:page-height="27.94cm" style:num-format="i" style:print-orientation="portrait" fo:margin-top="1.27cm" fo:margin-bottom="1.27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0.762cm" style:dynamic-spacing="false"/>
      </style:header-style>
      <style:footer-style>
        <style:header-footer-properties fo:min-height="0.711cm" fo:margin-left="0cm" fo:margin-right="0cm" fo:margin-top="0.203cm" style:dynamic-spacing="false"/>
      </style:footer-style>
    </style:page-layout>
    <style:page-layout style:name="Mpm10" style:page-usage="left">
      <style:page-layout-properties fo:page-width="21.59cm" fo:page-height="27.94cm" style:num-format="i" style:print-orientation="portrait" fo:margin-top="1.27cm" fo:margin-bottom="1.27cm" fo:margin-left="2.54cm" fo:margin-right="3.81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11" style:page-usage="left">
      <style:page-layout-properties fo:page-width="21.59cm" fo:page-height="27.94cm" style:num-format="i" style:print-orientation="portrait" fo:margin-top="6.35cm" fo:margin-bottom="1.27cm" fo:margin-left="2.54cm" fo:margin-right="3.8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11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ext:p text:style-name="Header_20_right">A tragedy in five acts</text:p>
      </style:header>
      <style:header-left>
        <text:p text:style-name="Header_20_left"><text:span text:style-name="Citation"><text:title>André</text:title></text:span></text:p>
      </style:header-left>
      <style:footer>
        <text:p text:style-name="Footer"><text:tab/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irst_20_Page" style:display-name="First Page" style:page-layout-name="Mpm2" style:next-style-name="Copyright_20_page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Endnote" style:page-layout-name="Mpm6"/>
    <style:master-page style:name="Break_20_Page" style:display-name="Break Page" style:page-layout-name="Mpm7" style:next-style-name="Standard">
      <style:footer>
        <text:p text:style-name="Footer"><text:tab/><text:page-number text:select-page="current">0</text:page-number></text:p>
      </style:footer>
    </style:master-page>
    <style:master-page style:name="Front_20_break_20_page" style:display-name="Front break page" style:page-layout-name="Mpm8" style:next-style-name="Front_20_page">
      <style:footer>
        <text:p text:style-name="Footer"><text:tab/><text:page-number text:select-page="current">0</text:page-number></text:p>
      </style:footer>
    </style:master-page>
    <style:master-page style:name="Front_20_page" style:display-name="Front page" style:page-layout-name="Mpm9">
      <style:header>
        <text:p text:style-name="Header_20_left">A tragedy in five acts</text:p>
      </style:header>
      <style:header-left>
        <text:p text:style-name="Header_20_left"><text:span text:style-name="Citation"><text:title>André</text:title></text:span></text:p>
      </style:header-left>
      <style:footer>
        <text:p text:style-name="Footer"><text:tab/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Copyright_20_page" style:display-name="Copyright page" style:page-layout-name="Mpm10" style:next-style-name="Front_20_break_20_page"/>
    <style:master-page style:name="Characters_20_page" style:display-name="Characters page" style:page-layout-name="Mpm11">
      <style:footer>
        <text:p text:style-name="Footer"><text:tab/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dc:title>André</dc:title>
    <meta:initial-creator>John W. Kennedy</meta:initial-creator>
    <meta:creation-date>2004-12-15T17:17:03</meta:creation-date>
    <dc:creator>Caolán McNamara</dc:creator>
    <dc:date>2015-05-25T12:05:10.254110572</dc:date>
    <meta:printed-by>John W. Kennedy</meta:printed-by>
    <meta:print-date>2005-01-13T08:29:54</meta:print-date>
    <dc:language>en-US</dc:language>
    <meta:editing-cycles>178</meta:editing-cycles>
    <meta:editing-duration>P9DT8H22M48S</meta:editing-duration>
    <meta:document-statistic meta:table-count="0" meta:image-count="1" meta:object-count="0" meta:page-count="5" meta:paragraph-count="44" meta:word-count="185" meta:character-count="869" meta:non-whitespace-character-count="717"/>
    <meta:user-defined meta:name="Author">William Dunlap</meta:user-defined>
    <meta:user-defined meta:name="Info 2"/>
    <meta:user-defined meta:name="Info 3"/>
    <meta:user-defined meta:name="Info 4"/>
  </office:meta>
</office:document-meta>
</file>